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6.82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564cm" fo:min-width="17.75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9.318cm" fo:min-width="16.228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11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28cm" fo:min-width="14.23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1cm" fo:min-width="17.81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 draw:opacity="0%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text-shadow="1pt 1pt"/>
    </style:style>
    <style:style style:name="P10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30.729cm">
          <text:p/>
        </draw:line>
        <draw:line draw:style-name="gr1" draw:text-style-name="P1" draw:layer="layout" svg:x1="25.514cm" svg:y1="-5.767cm" svg:x2="25.243cm" svg:y2="30.734cm">
          <text:p/>
        </draw:line>
        <draw:line draw:style-name="gr1" draw:text-style-name="P1" draw:layer="layout" svg:x1="14.382cm" svg:y1="-6.1cm" svg:x2="14.125cm" svg:y2="30.73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\rangle \vert \forall i \in I \right\rbrace§svg§600§TRUE§</svg:desc>
          <draw:polygon draw:style-name="gr4" draw:text-style-name="P4" draw:layer="layout" svg:width="10.675cm" svg:height="0.687cm" svg:x="16.631cm" svg:y="-8.601cm" svg:viewBox="0 0 10676 688" draw:points="5337,688 0,688 0,0 10676,0 10676,688">
            <text:p/>
          </draw:polygon>
          <draw:path draw:style-name="gr3" draw:text-style-name="P3" draw:layer="layout" svg:width="0.297cm" svg:height="0.488cm" svg:x="16.669cm" svg:y="-8.552cm" svg:viewBox="0 0 298 489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8 8 18 3 0 5-2 9-10 0 0 2-2 25-38 21 23 64 48 123 48 78 0 133-67 133-141 0-67-45-122-100-135z">
            <text:p/>
          </draw:path>
          <draw:path draw:style-name="gr3" draw:text-style-name="P3" draw:layer="layout" svg:width="0.445cm" svg:height="0.157cm" svg:x="17.26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38cm" svg:height="0.668cm" svg:x="18.01cm" svg:y="-8.58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246cm" svg:height="0.303cm" svg:x="18.331cm" svg:y="-8.37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8.831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9.57cm" svg:y="-8.582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49cm" svg:x="19.775cm" svg:y="-8.523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20.043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8cm" svg:x="20.302cm" svg:y="-8.552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text-style-name="P3" draw:layer="layout" svg:width="0.079cm" svg:height="0.2cm" svg:x="20.85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21.128cm" svg:y="-8.55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1.573cm" svg:y="-8.552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2.092cm" svg:y="-8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2.69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2.93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4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56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974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1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571cm" svg:y="-8.5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cm" svg:height="0.303cm" svg:x="22.954cm" svg:y="-8.396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5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3.575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3.9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206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584cm" svg:y="-8.603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33cm" svg:height="0.303cm" svg:x="22.96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3.37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5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4.00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4.22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6cm" svg:y="-8.586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49cm" svg:height="0.668cm" svg:x="24.807cm" svg:y="-8.582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109cm" svg:y="-8.582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5.213cm" svg:y="-8.544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49cm" svg:x="25.603cm" svg:y="-8.523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text-style-name="P3" draw:layer="layout" svg:width="0.335cm" svg:height="0.389cm" svg:x="26.053cm" svg:y="-8.441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311cm" svg:height="0.457cm" svg:x="26.65cm" svg:y="-8.53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38cm" svg:height="0.668cm" svg:x="27.02cm" svg:y="-8.58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5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75cm" svg:y="-5.208cm" svg:viewBox="0 0 3766 585" draw:points="1883,585 0,585 0,0 3766,0 3766,585">
            <text:p/>
          </draw:polygon>
          <draw:path draw:style-name="gr3" draw:text-style-name="P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custom-shape draw:style-name="gr6" draw:text-style-name="P6" draw:layer="layout" svg:width="7.358cm" svg:height="1.016cm" svg:x="0.878cm" svg:y="-3.9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1.854cm" svg:x2="2.321cm" svg:y2="-1.854cm">
          <text:p/>
        </draw:line>
        <draw:g>
          <svg:title>TexMaths</svg:title>
          <svg:desc>19§latex§\text{IMSI Inquiry response (\pmb{$PMSI$})}§svg§600§TRUE§</svg:desc>
          <draw:polygon draw:style-name="gr4" draw:text-style-name="P4" draw:layer="layout" svg:width="9.277cm" svg:height="0.666cm" svg:x="3.852cm" svg:y="-2.721cm" svg:viewBox="0 0 9278 667" draw:points="4638,667 0,667 0,0 9278,0 9278,667">
            <text:p/>
          </draw:polygon>
          <draw:path draw:style-name="gr3" draw:text-style-name="P3" draw:layer="layout" svg:width="0.204cm" svg:height="0.457cm" svg:x="3.871cm" svg:y="-2.67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4.116cm" svg:y="-2.677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4.739cm" svg:y="-2.693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5.091cm" svg:y="-2.67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204cm" svg:height="0.457cm" svg:x="5.553cm" svg:y="-2.67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337cm" svg:height="0.295cm" svg:x="5.796cm" svg:y="-2.51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6.166cm" svg:y="-2.51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518cm" svg:y="-2.51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6.886cm" svg:y="-2.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7.069cm" svg:y="-2.51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7.323cm" svg:y="-2.5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225cm" svg:height="0.295cm" svg:x="7.903cm" svg:y="-2.51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163cm" svg:y="-2.5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463cm" svg:y="-2.52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722cm" svg:y="-2.518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109cm" svg:y="-2.52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446cm" svg:y="-2.51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816cm" svg:y="-2.52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075cm" svg:y="-2.5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641cm" svg:y="-2.72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57cm" svg:x="10.827cm" svg:y="-2.677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48cm" svg:y="-2.677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72cm" svg:y="-2.69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507cm" svg:y="-2.677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78cm" svg:height="0.457cm" svg:x="10.842cm" svg:y="-2.7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65cm" svg:y="-2.70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089cm" svg:y="-2.7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524cm" svg:y="-2.704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78cm" svg:height="0.457cm" svg:x="10.859cm" svg:y="-2.677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38cm" svg:y="-2.677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106cm" svg:y="-2.693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541cm" svg:y="-2.677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2.908cm" svg:y="-2.72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7" draw:text-style-name="P1" draw:layer="layout" svg:x1="14.401cm" svg:y1="-1.854cm" svg:x2="25.514cm" svg:y2="-1.854cm">
          <text:p/>
        </draw:line>
        <draw:g>
          <svg:title>TexMaths</svg:title>
          <svg:desc>19§latex§AV Request (\pmb{$PMSI$})§svg§600§TRUE§</svg:desc>
          <draw:polygon draw:style-name="gr4" draw:text-style-name="P4" draw:layer="layout" svg:width="6.246cm" svg:height="0.666cm" svg:x="16.854cm" svg:y="-2.721cm" svg:viewBox="0 0 6247 667" draw:points="3124,667 0,667 0,0 6247,0 6247,667">
            <text:p/>
          </draw:polygon>
          <draw:path draw:style-name="gr3" draw:text-style-name="P3" draw:layer="layout" svg:width="0.459cm" svg:height="0.48cm" svg:x="16.875cm" svg:y="-2.7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text-style-name="P3" draw:layer="layout" svg:width="0.476cm" svg:height="0.472cm" svg:x="17.291cm" svg:y="-2.677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3" draw:text-style-name="P3" draw:layer="layout" svg:width="0.466cm" svg:height="0.472cm" svg:x="18.024cm" svg:y="-2.677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7 25 27 46 27 90s0 72 26 97c27 24 65 28 84 28 53 0 64-55 64-74 0-4 0-11-9-11-8 0-8 5-8 11-4 48-26 59-43 59-33 0-38-34-48-97l-9-53c-12-44-44-65-82-78z">
            <text:p/>
          </draw:path>
          <draw:path draw:style-name="gr3" draw:text-style-name="P3" draw:layer="layout" svg:width="0.259cm" svg:height="0.307cm" svg:x="18.509cm" svg:y="-2.52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18.809cm" svg:y="-2.518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19.159cm" svg:y="-2.51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9.525cm" svg:y="-2.52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19.824cm" svg:y="-2.522cm" svg:viewBox="0 0 220 308" svg:d="M118 171c15 2 70 13 70 61 0 34-25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20.076cm" svg:y="-2.634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20.612cm" svg:y="-2.72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57cm" svg:x="20.798cm" svg:y="-2.6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319cm" svg:y="-2.6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2.045cm" svg:y="-2.69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478cm" svg:y="-2.6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478cm" svg:height="0.457cm" svg:x="20.815cm" svg:y="-2.704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336cm" svg:y="-2.70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2.06cm" svg:y="-2.719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495cm" svg:y="-2.70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478cm" svg:height="0.457cm" svg:x="20.831cm" svg:y="-2.6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1.353cm" svg:y="-2.6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22.077cm" svg:y="-2.69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22.512cm" svg:y="-2.6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157cm" svg:height="0.668cm" svg:x="22.879cm" svg:y="-2.723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6" draw:layer="layout" svg:width="18.288cm" svg:height="4.848cm" svg:x="9.398cm" svg:y="-1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pmb{\kappa,p,p' \leftarrow s \in S}$ \textbf{where} $\pmb{s_p = PMSI \vee s_{p'} = PMSI}$§svg§600§TRUE§</svg:desc>
          <draw:polygon draw:style-name="gr4" draw:text-style-name="P4" draw:layer="layout" svg:width="18.068cm" svg:height="0.711cm" svg:x="9.549cm" svg:y="-0.871cm" svg:viewBox="0 0 18069 712" draw:points="9034,712 0,712 0,0 18069,0 18069,712">
            <text:p/>
          </draw:polygon>
          <draw:path draw:style-name="gr3" draw:text-style-name="P3" draw:layer="layout" svg:width="0.178cm" svg:height="0.449cm" svg:x="9.568cm" svg:y="-0.793cm" svg:viewBox="0 0 179 450" svg:d="M173 25c0-14-10-25-27-25s-36 17-36 36c0 11 10 23 27 23 15 0 36-15 36-34zM122 275c7-19 7-21 13-38 6-13 9-22 9-36 0-30-21-55-55-55-64 0-89 97-89 105 0 5 8 5 8 5 7 0 7-2 11-11 19-63 46-84 68-84 6 0 18 0 18 21 0 15-6 29-8 36-6 17-36 95-48 124-5 17-15 40-15 53 0 32 23 55 55 55 65 0 90-97 90-102 0-8-6-8-8-8-8 0-8 2-11 13-12 42-35 82-69 82-11 0-17-6-17-21 0-17 6-27 21-68z">
            <text:p/>
          </draw:path>
          <draw:path draw:style-name="gr3" draw:text-style-name="P3" draw:layer="layout" svg:width="0.079cm" svg:height="0.2cm" svg:x="9.836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10.094cm" svg:y="-0.822cm" svg:viewBox="0 0 471 488" svg:d="M112 46c-8 146-68 322-108 427-4 7-4 9-4 9 0 6 6 6 8 6 11 0 36-13 45-27 4-3 91-224 110-393 4-26 6-55 6-57 0-9 0-11-7-11-8 0-27 9-40 17-33 15-57 29-57 40 0 4 3 4 7 4 6 0 8 0 40-15zM467 387c0 0 0-5-7-5-4 0-12 0-21 7-8 6-10 8-13 19-18 50-84 50-84 50-66 0-160-209-160-270 0-11 2-17 25-42 49-49 169-118 200-118 15 0 24 12 24 29 0 4-2 8-2 11 0 4 2 8 8 8 2 0 34-4 34-36 0-23-13-40-38-40-45 0-139 53-192 91-28 21-100 72-100 114 0 57 68 201 117 251 23 23 36 32 57 32 52 0 107-28 132-61 19-21 20-38 20-40z">
            <text:p/>
          </draw:path>
          <draw:path draw:style-name="gr3" draw:text-style-name="P3" draw:layer="layout" svg:width="0.079cm" svg:height="0.2cm" svg:x="10.649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0.921cm" svg:y="-0.822cm" svg:viewBox="0 0 397 488" svg:d="M397 8c0-4 0-8-6-8-3 0-5 0-13 9l-32 38c-17-30-52-47-95-47-86 0-167 78-167 158 0 55 36 85 70 95l72 19c25 5 61 17 61 72 0 59-53 123-120 123-43 0-118-15-118-99 0-15 4-32 4-36 2-2 2-3 2-3 0-8-6-8-7-8-4 0-6 0-8 2s-40 156-40 157c0 4 4 8 8 8 3 0 3-2 11-11l34-38c29 40 74 49 112 49 91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1.365cm" svg:y="-0.822cm" svg:viewBox="0 0 464 602" svg:d="M260 467c105-38 204-157 204-287 0-108-73-180-171-180-145 0-293 152-293 308 0 112 76 178 171 178 17 0 40-2 67-9-2 41-2 43-2 51 0 21 0 74 55 74 80 0 112-123 112-129s-6-8-8-8c-5 0-7 4-7 8-17 47-56 64-80 64-31 0-40-19-48-70zM135 463c-53-21-76-74-76-134 0-46 17-141 68-213 50-69 112-99 162-99 66 0 116 51 116 143 0 66-34 222-147 284-3-22-11-72-60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11.886cm" svg:y="-0.808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7 14 13 14 8 0 8-2 10-14z">
            <text:p/>
          </draw:path>
          <draw:path draw:style-name="gr3" draw:text-style-name="P3" draw:layer="layout" svg:width="0.079cm" svg:height="0.2cm" svg:x="12.486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12.733cm" svg:y="-0.647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8-56-2 4-4 12-4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136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355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767cm" svg:y="-0.4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3.986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364cm" svg:y="-0.856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594cm" svg:height="0.348cm" svg:x="14.751cm" svg:y="-0.693cm" svg:viewBox="0 0 595 349" svg:d="M570 188c13 0 25 0 25-13 0-14-12-14-25-14h-498c38-28 55-55 61-64 30-46 36-88 36-89 0-8-8-8-13-8-12 0-13 2-15 13-16 67-55 122-131 154-8 2-10 4-10 8 0 5 4 5 10 9 70 29 115 82 131 156 2 8 3 9 15 9 5 0 13 0 13-7 0 0-6-44-34-88-13-20-32-43-63-66z">
            <text:p/>
          </draw:path>
          <draw:path draw:style-name="gr3" draw:text-style-name="P3" draw:layer="layout" svg:width="0.246cm" svg:height="0.303cm" svg:x="15.599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335cm" svg:height="0.388cm" svg:x="16.117cm" svg:y="-0.71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6.725cm" svg:y="-0.822cm" svg:viewBox="0 0 397 488" svg:d="M397 8c0-4 0-8-6-8-3 0-5 0-13 9l-32 38c-17-30-52-47-95-47-86 0-167 78-167 158 0 55 36 85 70 95l72 19c25 5 63 17 63 72 0 59-55 123-122 123-44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3cm" svg:height="0.303cm" svg:x="12.747cm" svg:y="-0.666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151cm" svg:y="-0.44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3.368cm" svg:y="-0.666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782cm" svg:y="-0.44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999cm" svg:y="-0.666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379cm" svg:y="-0.873cm" svg:viewBox="0 0 120 243" svg:d="M114 42c4-10 6-14 6-15 0-16-14-27-29-27-19 0-25 15-26 23l-63 203c0 2-2 8-2 8 0 5 15 9 19 9 2 0 4 0 6-8z">
            <text:p/>
          </draw:path>
          <draw:path draw:style-name="gr3" draw:text-style-name="P3" draw:layer="layout" svg:width="0.594cm" svg:height="0.348cm" svg:x="14.766cm" svg:y="-0.712cm" svg:viewBox="0 0 595 349" svg:d="M570 188c13 0 25 0 25-13 0-14-12-14-25-14h-498c38-28 55-55 61-64 30-46 36-88 36-89 0-8-8-8-13-8-12 0-14 2-15 13-16 67-55 122-131 154-8 2-10 4-10 8 0 5 4 5 10 9 70 29 115 82 131 156 1 8 3 9 15 9 5 0 13 0 13-7 0 0-6-44-34-88-13-20-32-43-63-66z">
            <text:p/>
          </draw:path>
          <draw:path draw:style-name="gr3" draw:text-style-name="P3" draw:layer="layout" svg:width="0.246cm" svg:height="0.303cm" svg:x="15.614cm" svg:y="-0.666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335cm" svg:height="0.388cm" svg:x="16.132cm" svg:y="-0.73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6.74cm" svg:y="-0.841cm" svg:viewBox="0 0 397 488" svg:d="M397 8c0-4 0-8-6-8-3 0-5 0-13 9l-32 38c-17-30-51-47-95-47-86 0-165 78-165 158 0 55 34 85 68 95l72 19c25 5 63 17 63 72 0 59-55 123-122 123-43 0-118-15-118-99 0-15 4-32 4-36 2-2 2-3 2-3 0-8-4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3cm" svg:height="0.303cm" svg:x="12.762cm" svg:y="-0.647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167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383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797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4.014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392cm" svg:y="-0.856cm" svg:viewBox="0 0 120 243" svg:d="M116 42c2-10 4-14 4-15 0-16-14-27-29-27-19 0-25 15-26 23l-63 203c0 2-2 8-2 8 0 5 15 9 19 9s4 0 8-8z">
            <text:p/>
          </draw:path>
          <draw:path draw:style-name="gr3" draw:text-style-name="P3" draw:layer="layout" svg:width="0.594cm" svg:height="0.348cm" svg:x="14.782cm" svg:y="-0.693cm" svg:viewBox="0 0 595 349" svg:d="M570 188c13 0 25 0 25-13 0-14-12-14-25-14h-498c38-28 55-55 61-64 30-46 36-88 36-89 0-8-8-8-13-8-12 0-14 2-15 13-16 67-55 122-131 154-8 2-10 4-10 8 0 5 4 5 10 9 70 29 115 82 131 156 1 8 3 9 15 9 5 0 13 0 13-7 0 0-6-44-34-88-13-20-32-43-63-66z">
            <text:p/>
          </draw:path>
          <draw:path draw:style-name="gr3" draw:text-style-name="P3" draw:layer="layout" svg:width="0.246cm" svg:height="0.303cm" svg:x="15.629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2-10-52-40 0-21 17-61 76-61 17 0 52 4 61 31z">
            <text:p/>
          </draw:path>
          <draw:path draw:style-name="gr3" draw:text-style-name="P3" draw:layer="layout" svg:width="0.335cm" svg:height="0.388cm" svg:x="16.148cm" svg:y="-0.712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6.756cm" svg:y="-0.8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522cm" svg:height="0.299cm" svg:x="17.419cm" svg:y="-0.649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text-style-name="P3" draw:layer="layout" svg:width="0.381cm" svg:height="0.464cm" svg:x="17.985cm" svg:y="-0.814cm" svg:viewBox="0 0 382 465" svg:d="M46 433h-46v32c19 0 59-2 84-2 26 0 66 2 85 2v-32h-45v-139c0-74 57-106 98-106 23 0 38 13 38 65v180h-47v32c19 0 59-2 85-2 27 0 65 2 84 2v-32h-46v-173c0-70-36-97-102-97-65 0-99 40-114 67v-230l-120 6v30c42 0 46 0 46 27z">
            <text:p/>
          </draw:path>
          <draw:path draw:style-name="gr3" draw:text-style-name="P3" draw:layer="layout" svg:width="0.309cm" svg:height="0.307cm" svg:x="18.401cm" svg:y="-0.655cm" svg:viewBox="0 0 310 308" svg:d="M289 158c15 0 21 0 21-17 0-21-4-71-36-105-25-25-61-36-109-36-106 0-165 68-165 154 0 89 66 154 175 154 106 0 135-71 135-82 0-13-12-13-15-13-12 0-14 3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18.754cm" svg:y="-0.653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19.066cm" svg:y="-0.655cm" svg:viewBox="0 0 310 308" svg:d="M289 158c15 0 21 0 21-17 0-21-4-71-36-105-27-25-61-36-109-36-106 0-165 68-165 154 0 89 66 154 175 154 106 0 135-71 135-82 0-13-12-13-15-13-12 0-14 3-18 15-13 32-53 53-96 53-94 0-95-89-95-123zM86 135c1-25 1-53 17-76 17-27 43-34 62-34 80 0 80 87 82 110z">
            <text:p/>
          </draw:path>
          <draw:path draw:style-name="gr3" draw:text-style-name="P3" draw:layer="layout" svg:width="0.246cm" svg:height="0.303cm" svg:x="19.623cm" svg:y="-0.647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2-10-52-40 0-21 17-61 76-61 17 0 52 4 61 31z">
            <text:p/>
          </draw:path>
          <draw:path draw:style-name="gr3" draw:text-style-name="P3" draw:layer="layout" svg:width="0.261cm" svg:height="0.297cm" svg:x="19.9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20.432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1.124cm" svg:y="-0.808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1.646cm" svg:y="-0.808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2.37cm" svg:y="-0.8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805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371cm" svg:height="0.415cm" svg:x="23.313cm" svg:y="-0.75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text-style-name="P3" draw:layer="layout" svg:width="0.246cm" svg:height="0.303cm" svg:x="23.902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261cm" svg:height="0.297cm" svg:x="24.179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485cm" svg:y="-0.5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4.891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5.583cm" svg:y="-0.8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6.106cm" svg:y="-0.8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26.829cm" svg:y="-0.82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7.265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246cm" svg:height="0.303cm" svg:x="19.638cm" svg:y="-0.666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915cm" svg:y="-0.47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20.447cm" svg:y="-0.61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1.139cm" svg:y="-0.82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2 34-102 34h-95z">
            <text:p/>
          </draw:path>
          <draw:path draw:style-name="gr3" draw:text-style-name="P3" draw:layer="layout" svg:width="0.67cm" svg:height="0.457cm" svg:x="21.66cm" svg:y="-0.826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2.385cm" svg:y="-0.841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82cm" svg:y="-0.82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371cm" svg:height="0.415cm" svg:x="23.328cm" svg:y="-0.769cm" svg:viewBox="0 0 372 416" svg:d="M369 27c3-8 3-10 3-14 0-7-5-13-13-13-6 0-9 4-15 15l-158 355-157-357c-6-11-10-13-16-13-7 0-13 6-13 13 0 2 0 2 4 12l167 376c6 11 9 15 15 15 10 0 12-6 15-15z">
            <text:p/>
          </draw:path>
          <draw:path draw:style-name="gr3" draw:text-style-name="P3" draw:layer="layout" svg:width="0.246cm" svg:height="0.303cm" svg:x="23.917cm" svg:y="-0.666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261cm" svg:height="0.297cm" svg:x="24.194cm" svg:y="-0.47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5cm" svg:y="-0.5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4.907cm" svg:y="-0.61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5.598cm" svg:y="-0.826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2 34-102 34h-95z">
            <text:p/>
          </draw:path>
          <draw:path draw:style-name="gr3" draw:text-style-name="P3" draw:layer="layout" svg:width="0.67cm" svg:height="0.457cm" svg:x="26.119cm" svg:y="-0.82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6.845cm" svg:y="-0.841cm" svg:viewBox="0 0 397 488" svg:d="M397 8c0-4 0-8-6-8-3 0-5 0-13 9l-32 38c-17-30-52-47-95-47-86 0-167 78-167 158 0 55 36 85 70 95l72 19c25 5 63 17 63 72 0 59-55 123-122 123-44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7.278cm" svg:y="-0.82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246cm" svg:height="0.303cm" svg:x="19.653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931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446cm" svg:height="0.157cm" svg:x="20.463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1.154cm" svg:y="-0.8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1.675cm" svg:y="-0.808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22.401cm" svg:y="-0.8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2.834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371cm" svg:height="0.415cm" svg:x="23.341cm" svg:y="-0.75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text-style-name="P3" draw:layer="layout" svg:width="0.246cm" svg:height="0.303cm" svg:x="23.932cm" svg:y="-0.647cm" svg:viewBox="0 0 247 304" svg:d="M228 46c-19 0-32 15-32 30 0 9 5 19 21 19 15 0 30-11 30-38 0-29-28-57-80-57-89 0-114 68-114 99 0 51 52 62 71 66 34 6 70 14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207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513cm" svg:y="-0.5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446cm" svg:height="0.157cm" svg:x="24.92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25.613cm" svg:y="-0.8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26.134cm" svg:y="-0.8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26.86cm" svg:y="-0.822cm" svg:viewBox="0 0 397 488" svg:d="M397 8c0-4 0-8-6-8-3 0-5 0-13 9l-32 38c-17-30-51-47-95-47-86 0-167 78-167 158 0 55 36 85 70 95l72 19c25 5 63 17 63 72 0 59-55 123-122 123-44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7.293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</draw:g>
        <draw:g>
          <svg:title>TexMaths</svg:title>
          <svg:desc>19§latex§\pmb{update $PMSI \leftarrow P_{new}$}§svg§600§TRUE§</svg:desc>
          <draw:polygon draw:style-name="gr4" draw:text-style-name="P4" draw:layer="layout" svg:width="6.742cm" svg:height="0.619cm" svg:x="1.026cm" svg:y="-3.703cm" svg:viewBox="0 0 6743 620" draw:points="3372,620 0,620 0,0 6743,0 6743,620">
            <text:p/>
          </draw:polygon>
          <draw:path draw:style-name="gr3" draw:text-style-name="P3" draw:layer="layout" svg:width="0.337cm" svg:height="0.303cm" svg:x="1.047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14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07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81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498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63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289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11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35cm" svg:y="-3.686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4.97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16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55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77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59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64cm" svg:y="-3.5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31cm" svg:y="-3.536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24cm" svg:y="-3.705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198cm" svg:y="-3.54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516cm" svg:y="-3.65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8cm" svg:y="-3.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306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28cm" svg:y="-3.69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52cm" svg:y="-3.713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4.987cm" svg:y="-3.69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33cm" svg:y="-3.58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73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794cm" svg:y="-3.3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33cm" svg:y="-3.3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76cm" svg:y="-3.348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081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.448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1.839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2.215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2.533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2.797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3.323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844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4.569cm" svg:y="-3.68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003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5.548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6.388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6.811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393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$ then}§svg§600§TRUE§</svg:desc>
          <draw:polygon draw:style-name="gr4" draw:text-style-name="P4" draw:layer="layout" svg:width="5.88cm" svg:height="0.681cm" svg:x="12.983cm" svg:y="-0.007cm" svg:viewBox="0 0 5881 682" draw:points="2941,682 0,682 0,0 5881,0 5881,682">
            <text:p/>
          </draw:polygon>
          <draw:path draw:style-name="gr3" draw:text-style-name="P3" draw:layer="layout" svg:width="0.143cm" svg:height="0.448cm" svg:x="13.006cm" svg:y="0.03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19cm" svg:y="0.0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29cm" svg:y="0.18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05cm" svg:y="0.37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11cm" svg:y="0.26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17cm" svg:y="0.23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11cm" svg:y="0.02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5.831cm" svg:y="0.02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57cm" svg:y="0.0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6.99cm" svg:y="0.02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49cm" svg:y="0.07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337cm" svg:height="0.465cm" svg:x="17.815cm" svg:y="0.017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182cm" svg:y="0.18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48cm" svg:y="0.18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3.021cm" svg:y="0.00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207cm" svg:y="-0.01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44cm" svg:y="0.1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22cm" svg:y="0.34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28cm" svg:y="0.2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34cm" svg:y="0.2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26cm" svg:y="-0.00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5.848cm" svg:y="-0.00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72cm" svg:y="-0.017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7.008cm" svg:y="-0.00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64cm" svg:y="0.044cm" svg:viewBox="0 0 211 420" svg:d="M105 144h95v-20h-95v-124h-18c-1 55-20 127-87 129v15h57v185c0 84 63 91 87 91 48 0 67-47 67-91v-38h-17v38c0 49-19 74-46 74-43 0-43-61-43-72z">
            <text:p/>
          </draw:path>
          <draw:path draw:style-name="gr3" draw:text-style-name="P3" draw:layer="layout" svg:width="0.337cm" svg:height="0.465cm" svg:x="17.832cm" svg:y="-0.00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199cm" svg:y="0.15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497cm" svg:y="0.1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text-style-name="P3" draw:layer="layout" svg:width="0.143cm" svg:height="0.448cm" svg:x="13.038cm" svg:y="0.03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3.222cm" svg:y="0.0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3.661cm" svg:y="0.18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939cm" svg:y="0.37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245cm" svg:y="0.26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6cm" svg:height="0.157cm" svg:x="14.651cm" svg:y="0.23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478cm" svg:height="0.457cm" svg:x="15.343cm" svg:y="0.02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67cm" svg:height="0.457cm" svg:x="15.866cm" svg:y="0.02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6.59cm" svg:y="0.0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7.025cm" svg:y="0.02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21cm" svg:height="0.419cm" svg:x="17.581cm" svg:y="0.07cm" svg:viewBox="0 0 211 420" svg:d="M105 144h95v-20h-95v-124h-18c-1 55-20 127-87 129v15h57v185c0 84 63 91 87 91 48 0 67-47 67-91v-38h-17v38c0 49-21 74-46 74-43 0-43-61-43-72z">
            <text:p/>
          </draw:path>
          <draw:path draw:style-name="gr3" draw:text-style-name="P3" draw:layer="layout" svg:width="0.337cm" svg:height="0.465cm" svg:x="17.849cm" svg:y="0.017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8.216cm" svg:y="0.18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337cm" svg:height="0.296cm" svg:x="18.514cm" svg:y="0.18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text-style-name="P4" draw:layer="layout" svg:width="4.662cm" svg:height="0.681cm" svg:x="15.591cm" svg:y="0.693cm" svg:viewBox="0 0 4663 682" draw:points="2332,682 0,682 0,0 4663,0 4663,682">
            <text:p/>
          </draw:polygon>
          <draw:path draw:style-name="gr3" draw:text-style-name="P3" draw:layer="layout" svg:width="0.337cm" svg:height="0.303cm" svg:x="15.612cm" svg:y="0.8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5.979cm" svg:y="0.8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6.372cm" svg:y="0.7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46cm" svg:y="0.8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17.064cm" svg:y="0.771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28cm" svg:y="0.8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64cm" svg:y="0.8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39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671cm" svg:y="0.8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21cm" svg:y="0.8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796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02cm" svg:y="0.96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5.629cm" svg:y="0.8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5.996cm" svg:y="0.8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389cm" svg:y="0.691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16.763cm" svg:y="0.85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17.081cm" svg:y="0.744cm" svg:viewBox="0 0 211 420" svg:d="M105 144h95v-20h-95v-124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45cm" svg:y="0.85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79cm" svg:y="0.8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56cm" svg:y="1.0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688cm" svg:y="0.815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36cm" svg:y="0.8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813cm" svg:y="1.0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19cm" svg:y="0.9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5.646cm" svg:y="0.8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6.013cm" svg:y="0.8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16.404cm" svg:y="0.7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81cm" svg:y="0.8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21cm" svg:height="0.419cm" svg:x="17.098cm" svg:y="0.771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62cm" svg:y="0.8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96cm" svg:y="0.887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73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8.705cm" svg:y="0.8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9.553cm" svg:y="0.8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9.83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20.136cm" svg:y="0.961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} \leftarrow \left\lbrace 0,1\right\rbrace^{34} \notin \left\lbrace \right s_p,s_{p'}\vert \forall s \in S\rbrace$} §svg§600§TRUE§</svg:desc>
          <draw:polygon draw:style-name="gr4" draw:text-style-name="P4" draw:layer="layout" svg:width="11.827cm" svg:height="0.854cm" svg:x="15.627cm" svg:y="1.359cm" svg:viewBox="0 0 11828 855" draw:points="5913,855 0,855 0,0 11828,0 11828,855">
            <text:p/>
          </draw:polygon>
          <draw:path draw:style-name="gr3" draw:text-style-name="P3" draw:layer="layout" svg:width="0.337cm" svg:height="0.303cm" svg:x="15.648cm" svg:y="1.7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15cm" svg:y="1.7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08cm" svg:y="1.5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82cm" svg:y="1.7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cm" svg:y="1.612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64cm" svg:y="1.7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899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75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481cm" svg:y="1.8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888cm" svg:y="1.6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5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62cm" svg:y="1.578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25cm" svg:y="1.9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20.723cm" svg:y="1.5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44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6cm" svg:y="1.3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s-3 0-3 6c0 8 3 8 11 8z">
            <text:p/>
          </draw:path>
          <draw:path draw:style-name="gr3" draw:text-style-name="P3" draw:layer="layout" svg:width="0.231cm" svg:height="0.316cm" svg:x="21.618cm" svg:y="1.3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196cm" svg:y="1.521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4cm" svg:y="1.6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64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277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52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19cm" svg:y="1.95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193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47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776cm" svg:y="1.8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38cm" svg:y="1.521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45cm" svg:y="1.5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47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066cm" svg:y="1.661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26.674cm" svg:y="1.5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34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337cm" svg:height="0.303cm" svg:x="15.665cm" svg:y="1.69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32cm" svg:y="1.699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25cm" svg:y="1.532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799cm" svg:y="1.695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17cm" svg:y="1.585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81cm" svg:y="1.69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915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192cm" svg:y="1.8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498cm" svg:y="1.77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905cm" svg:y="1.65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67cm" svg:y="1.4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79cm" svg:y="1.551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42cm" svg:y="1.9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20.74cm" svg:y="1.551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61cm" svg:y="1.4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77cm" svg:y="1.35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text-style-name="P3" draw:layer="layout" svg:width="0.231cm" svg:height="0.316cm" svg:x="21.633cm" svg:y="1.344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213cm" svg:y="1.494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58cm" svg:y="1.6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81cm" svg:y="1.4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292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69cm" svg:y="1.8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36cm" svg:y="1.9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21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485cm" svg:y="1.8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791cm" svg:y="1.77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55cm" svg:y="1.494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6cm" svg:y="1.532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64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083cm" svg:y="1.6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691cm" svg:y="1.524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51cm" svg:y="1.4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337cm" svg:height="0.303cm" svg:x="15.682cm" svg:y="1.7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6.049cm" svg:y="1.7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6.44cm" svg:y="1.5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6.816cm" svg:y="1.7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21cm" svg:height="0.419cm" svg:x="17.134cm" svg:y="1.612cm" svg:viewBox="0 0 211 420" svg:d="M105 144h95v-21h-95v-123h-18c-1 55-20 127-87 129v15h57v185c0 83 63 91 87 91 48 0 67-48 67-91v-38h-17v38c0 49-19 74-46 74-43 0-43-61-43-72z">
            <text:p/>
          </draw:path>
          <draw:path draw:style-name="gr3" draw:text-style-name="P3" draw:layer="layout" svg:width="0.259cm" svg:height="0.307cm" svg:x="17.398cm" svg:y="1.7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46cm" svg:height="0.303cm" svg:x="17.932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209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8.515cm" svg:y="1.8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8.922cm" svg:y="1.6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9.782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0.094cm" svg:y="1.578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3-49 83-79 83z">
            <text:p/>
          </draw:path>
          <draw:path draw:style-name="gr3" draw:text-style-name="P3" draw:layer="layout" svg:width="0.079cm" svg:height="0.2cm" svg:x="20.459cm" svg:y="1.9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21cm" svg:height="0.445cm" svg:x="20.757cm" svg:y="1.5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text-style-name="P3" draw:layer="layout" svg:width="0.238cm" svg:height="0.668cm" svg:x="21.078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6cm" svg:height="0.32cm" svg:x="21.392cm" svg:y="1.3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text-style-name="P3" draw:layer="layout" svg:width="0.231cm" svg:height="0.316cm" svg:x="21.65cm" svg:y="1.3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text-style-name="P3" draw:layer="layout" svg:width="0.261cm" svg:height="0.668cm" svg:x="22.23cm" svg:y="1.521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2.175cm" svg:y="1.6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2.798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46cm" svg:height="0.303cm" svg:x="23.309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586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3.953cm" svg:y="1.9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4.227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502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4.808cm" svg:y="1.80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8cm" svg:height="0.668cm" svg:x="25.072cm" svg:y="1.521cm" svg:viewBox="0 0 29 669" svg:d="M29 25c0-14 0-25-14-25-15 0-15 11-15 25v621c0 11 0 23 15 23 14 0 14-12 14-23z">
            <text:p/>
          </draw:path>
          <draw:path draw:style-name="gr3" draw:text-style-name="P3" draw:layer="layout" svg:width="0.371cm" svg:height="0.48cm" svg:x="25.177cm" svg:y="1.5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text-style-name="P3" draw:layer="layout" svg:width="0.246cm" svg:height="0.303cm" svg:x="25.582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26.1cm" svg:y="1.6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6.708cm" svg:y="1.5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238cm" svg:height="0.668cm" svg:x="27.168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</draw:g>
        <draw:line draw:style-name="gr5" draw:text-style-name="P5" draw:layer="layout" svg:x1="14.224cm" svg:y1="11.224cm" svg:x2="25.4cm" svg:y2="11.2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10.4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10.4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10.4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10.4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10.4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10.4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10.4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10.4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10.4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10.4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10.4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10.4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10.4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10.8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10.4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10.4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10.4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10.4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11.224cm" svg:x2="14.224cm" svg:y2="11.2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21cm" svg:y="10.408cm" svg:viewBox="0 0 11850 667" draw:points="5926,667 0,667 0,0 11850,0 11850,667">
            <text:p/>
          </draw:polygon>
          <draw:path draw:style-name="gr3" draw:text-style-name="P3" draw:layer="layout" svg:width="0.303cm" svg:height="0.307cm" svg:x="2.349cm" svg:y="10.60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674cm" svg:y="10.6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35cm" svg:y="10.49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03cm" svg:y="10.44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67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3.968cm" svg:y="10.6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1cm" svg:y="10.49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578cm" svg:y="10.4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764cm" svg:y="10.607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066cm" svg:y="10.607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382cm" svg:y="10.495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652cm" svg:y="10.4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32cm" svg:y="10.60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168cm" svg:y="10.6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757cm" svg:y="10.61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18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18cm" svg:y="10.61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667cm" svg:y="10.6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34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32cm" svg:y="10.60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587cm" svg:y="10.495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21cm" svg:y="10.40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41cm" svg:y="10.452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849cm" svg:y="10.4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35cm" svg:y="10.4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0.958cm" svg:y="10.45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559cm" svg:y="10.83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19cm" svg:y="10.4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39cm" svg:y="10.452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39cm" svg:y="10.45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29cm" svg:y="10.4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3.949cm" svg:y="10.40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16.762cm" svg:height="9.602cm" svg:x="0.764cm" svg:y="11.7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1.335cm" svg:y="12.137cm" svg:viewBox="0 0 6403 667" draw:points="3202,667 0,667 0,0 6403,0 6403,667">
            <text:p/>
          </draw:polygon>
          <draw:path draw:style-name="gr3" draw:text-style-name="P3" draw:layer="layout" svg:width="0.459cm" svg:height="0.48cm" svg:x="1.358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.859cm" svg:y="12.18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669cm" svg:y="12.29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518cm" svg:y="12.16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3.837cm" svg:y="12.42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4.286cm" svg:y="12.13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499cm" svg:y="12.16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5.053cm" svg:y="12.56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319cm" svg:y="12.181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825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326cm" svg:y="12.181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934cm" svg:y="12.18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516cm" svg:y="12.13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text-style-name="P4" draw:layer="layout" svg:width="9.727cm" svg:height="0.647cm" svg:x="1.344cm" svg:y="13.07cm" svg:viewBox="0 0 9728 648" draw:points="4864,648 0,648 0,0 9728,0 9728,648">
            <text:p/>
          </draw:polygon>
          <draw:path draw:style-name="gr3" draw:text-style-name="P3" draw:layer="layout" svg:width="0.552cm" svg:height="0.457cm" svg:x="1.361cm" svg:y="13.068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text-style-name="P3" draw:layer="layout" svg:width="0.396cm" svg:height="0.488cm" svg:x="1.982cm" svg:y="13.053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.427cm" svg:y="13.05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.946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3.749cm" svg:y="13.18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459cm" svg:height="0.48cm" svg:x="4.587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5.087cm" svg:y="13.068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text-style-name="P3" draw:layer="layout" svg:width="0.446cm" svg:height="0.446cm" svg:x="5.86cm" svg:y="13.134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text-style-name="P3" draw:layer="layout" svg:width="0.459cm" svg:height="0.48cm" svg:x="6.512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7.033cm" svg:y="13.068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text-style-name="P3" draw:layer="layout" svg:width="0.455cm" svg:height="0.453cm" svg:x="7.532cm" svg:y="13.072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8.023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297cm" svg:height="0.339cm" svg:x="8.566cm" svg:y="13.296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8.916cm" svg:y="13.296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9.335cm" svg:y="13.306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text-style-name="P3" draw:layer="layout" svg:width="0.347cm" svg:height="0.345cm" svg:x="9.81cm" svg:y="13.336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text-style-name="P3" draw:layer="layout" svg:width="0.352cm" svg:height="0.334cm" svg:x="10.217cm" svg:y="13.292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text-style-name="P3" draw:layer="layout" svg:width="0.427cm" svg:height="0.32cm" svg:x="10.622cm" svg:y="13.306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text-style-name="P4" draw:layer="layout" svg:width="13.82cm" svg:height="0.666cm" svg:x="1.302cm" svg:y="14.01cm" svg:viewBox="0 0 13821 667" draw:points="6911,667 0,667 0,0 13821,0 13821,667">
            <text:p/>
          </draw:polygon>
          <draw:path draw:style-name="gr3" draw:text-style-name="P3" draw:layer="layout" svg:width="0.552cm" svg:height="0.457cm" svg:x="1.319cm" svg:y="14.05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67cm" svg:height="0.457cm" svg:x="1.933cm" svg:y="14.05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2.64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3.156cm" svg:y="14.03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3.869cm" svg:y="14.16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718cm" svg:y="14.03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5.058cm" svg:y="14.29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5.486cm" svg:y="14.00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699cm" svg:y="14.03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6.254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6.51cm" svg:y="14.05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7.129cm" svg:y="14.03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7.574cm" svg:y="14.03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8.093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cm" svg:x="8.695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8.95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9.478cm" svg:y="14.05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9.976cm" svg:y="14.05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0.468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352cm" svg:height="0.334cm" svg:x="11.002cm" svg:y="14.27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text-style-name="P3" draw:layer="layout" svg:width="0.499cm" svg:height="0.32cm" svg:x="11.41cm" svg:y="14.28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354cm" svg:height="0.318cm" svg:x="11.965cm" svg:y="14.29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text-style-name="P3" draw:layer="layout" svg:width="0.079cm" svg:height="0.2cm" svg:x="12.438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704cm" svg:y="14.05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3.21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711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319cm" svg:y="14.05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901cm" svg:y="14.00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10" draw:text-style-name="P7" draw:layer="layout" svg:width="8.498cm" svg:height="0.592cm" svg:x="3.35cm" svg:y="15.201cm" svg:viewBox="0 0 8499 593" draw:points="4250,593 0,593 0,0 8499,0 8499,593">
            <text:p/>
          </draw:polygon>
          <draw:path draw:style-name="gr11" draw:text-style-name="P3" draw:layer="layout" svg:width="0.328cm" svg:height="0.296cm" svg:x="3.363cm" svg:y="15.37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11" draw:text-style-name="P3" draw:layer="layout" svg:width="0.259cm" svg:height="0.307cm" svg:x="3.702cm" svg:y="15.36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11" draw:text-style-name="P3" draw:layer="layout" svg:width="0.225cm" svg:height="0.296cm" svg:x="3.998cm" svg:y="15.369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11" draw:text-style-name="P3" draw:layer="layout" svg:width="0.143cm" svg:height="0.448cm" svg:x="4.26cm" svg:y="15.21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11" draw:text-style-name="P3" draw:layer="layout" svg:width="0.218cm" svg:height="0.472cm" svg:x="4.446cm" svg:y="15.19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11" draw:text-style-name="P3" draw:layer="layout" svg:width="0.328cm" svg:height="0.427cm" svg:x="4.64cm" svg:y="15.376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11" draw:text-style-name="P3" draw:layer="layout" svg:width="0.552cm" svg:height="0.457cm" svg:x="5.218cm" svg:y="15.207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11" draw:text-style-name="P3" draw:layer="layout" svg:width="0.67cm" svg:height="0.457cm" svg:x="5.831cm" svg:y="15.207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11" draw:text-style-name="P3" draw:layer="layout" svg:width="0.459cm" svg:height="0.48cm" svg:x="6.546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11" draw:text-style-name="P3" draw:layer="layout" svg:width="0.476cm" svg:height="0.488cm" svg:x="7.055cm" svg:y="15.19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11" draw:text-style-name="P3" draw:layer="layout" svg:width="0.446cm" svg:height="0.157cm" svg:x="7.768cm" svg:y="15.418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11" draw:text-style-name="P3" draw:layer="layout" svg:width="0.459cm" svg:height="0.48cm" svg:x="8.457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11" draw:text-style-name="P3" draw:layer="layout" svg:width="0.465cm" svg:height="0.472cm" svg:x="8.976cm" svg:y="15.207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11" draw:text-style-name="P3" draw:layer="layout" svg:width="0.455cm" svg:height="0.453cm" svg:x="9.476cm" svg:y="15.211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11" draw:text-style-name="P3" draw:layer="layout" svg:width="0.563cm" svg:height="0.457cm" svg:x="9.966cm" svg:y="15.207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11" draw:text-style-name="P3" draw:layer="layout" svg:width="0.499cm" svg:height="0.32cm" svg:x="10.509cm" svg:y="15.445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11" draw:text-style-name="P3" draw:layer="layout" svg:width="0.352cm" svg:height="0.334cm" svg:x="11.059cm" svg:y="15.429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11" draw:text-style-name="P3" draw:layer="layout" svg:width="0.362cm" svg:height="0.339cm" svg:x="11.465cm" svg:y="15.435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text-style-name="P4" draw:layer="layout" svg:width="12.024cm" svg:height="0.666cm" svg:x="3.335cm" svg:y="16.128cm" svg:viewBox="0 0 12025 667" draw:points="6013,667 0,667 0,0 12025,0 12025,667">
            <text:p/>
          </draw:polygon>
          <draw:path draw:style-name="gr3" draw:text-style-name="P3" draw:layer="layout" svg:width="0.328cm" svg:height="0.295cm" svg:x="3.348cm" svg:y="16.339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3.686cm" svg:y="16.32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3.983cm" svg:y="16.33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143cm" svg:height="0.448cm" svg:x="4.245cm" svg:y="16.17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4.431cm" svg:y="16.156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4.625cm" svg:y="16.339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396cm" svg:height="0.487cm" svg:x="5.2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5.664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6.18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7.006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552cm" svg:height="0.457cm" svg:x="7.671cm" svg:y="16.172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396cm" svg:height="0.487cm" svg:x="8.292cm" svg:y="16.156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8.737cm" svg:y="16.156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9.25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10.078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157cm" svg:height="0.668cm" svg:x="10.792cm" svg:y="16.12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96cm" svg:height="0.487cm" svg:x="11.0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1.465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1.984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45cm" svg:height="0.446cm" svg:x="12.751cm" svg:y="16.238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73cm" svg:height="0.303cm" svg:x="13.399cm" svg:y="16.331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text-style-name="P3" draw:layer="layout" svg:width="0.307cm" svg:height="0.303cm" svg:x="13.724cm" svg:y="16.331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text-style-name="P3" draw:layer="layout" svg:width="0.362cm" svg:height="0.303cm" svg:x="14.068cm" svg:y="16.331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07cm" svg:height="0.432cm" svg:x="14.459cm" svg:y="16.331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257cm" svg:height="0.303cm" svg:x="14.82cm" svg:y="16.331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57cm" svg:height="0.668cm" svg:x="15.138cm" svg:y="16.12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text-style-name="P4" draw:layer="layout" svg:width="7.58cm" svg:height="0.592cm" svg:x="1.436cm" svg:y="17.339cm" svg:viewBox="0 0 7581 593" draw:points="3791,593 0,593 0,0 7581,0 7581,593">
            <text:p/>
          </draw:polygon>
          <draw:path draw:style-name="gr3" draw:text-style-name="P3" draw:layer="layout" svg:width="0.337cm" svg:height="0.303cm" svg:x="1.457cm" svg:y="17.50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824cm" svg:y="17.507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217cm" svg:y="17.338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591cm" svg:y="17.503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908cm" svg:y="17.391cm" svg:viewBox="0 0 211 420" svg:d="M105 144h95v-21h-95v-123h-18c-1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3.173cm" svg:y="17.50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96cm" svg:height="0.487cm" svg:x="3.708cm" svg:y="17.33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4.153cm" svg:y="17.33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4.672cm" svg:y="17.34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94cm" svg:height="0.348cm" svg:x="5.475cm" svg:y="17.461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text-style-name="P3" draw:layer="layout" svg:width="0.396cm" svg:height="0.487cm" svg:x="6.323cm" svg:y="17.33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767cm" svg:y="17.33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288cm" svg:y="17.345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text-style-name="P3" draw:layer="layout" svg:width="0.446cm" svg:height="0.445cm" svg:x="8.054cm" svg:y="17.41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text-style-name="P3" draw:layer="layout" svg:width="0.221cm" svg:height="0.445cm" svg:x="8.742cm" svg:y="17.357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text-style-name="P4" draw:layer="layout" svg:width="7.111cm" svg:height="0.666cm" svg:x="1.413cm" svg:y="18.239cm" svg:viewBox="0 0 7112 667" draw:points="3557,667 0,667 0,0 7112,0 7112,667">
            <text:p/>
          </draw:polygon>
          <draw:path draw:style-name="gr3" draw:text-style-name="P3" draw:layer="layout" svg:width="0.396cm" svg:height="0.487cm" svg:x="1.447cm" svg:y="18.26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.88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2.395cm" svg:y="18.28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2.935cm" svg:y="18.267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3.57cm" svg:y="18.39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417cm" svg:y="18.26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11cm" svg:x="4.738cm" svg:y="18.528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5.074cm" svg:y="18.23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285cm" svg:y="18.267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84cm" svg:y="18.66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6.10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612cm" svg:y="18.2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7.115cm" svg:y="18.28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723cm" svg:y="18.28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8.303cm" svg:y="18.23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text-style-name="P4" draw:layer="layout" svg:width="6.315cm" svg:height="0.666cm" svg:x="1.413cm" svg:y="19.141cm" svg:viewBox="0 0 6316 667" draw:points="3158,667 0,667 0,0 6316,0 6316,667">
            <text:p/>
          </draw:polygon>
          <draw:path draw:style-name="gr3" draw:text-style-name="P3" draw:layer="layout" svg:width="0.476cm" svg:height="0.487cm" svg:x="1.447cm" svg:y="19.169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.962cm" svg:y="19.185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772cm" svg:y="19.29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3.621cm" svg:y="19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3.936cm" svg:y="19.4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4.276cm" svg:y="19.139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489cm" svg:y="19.169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5.044cm" svg:y="19.56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5.31cm" svg:y="19.185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816cm" svg:y="19.162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317cm" svg:y="19.18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925cm" svg:y="19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507cm" svg:y="19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text-style-name="P4" draw:layer="layout" svg:width="6.136cm" svg:height="0.666cm" svg:x="1.414cm" svg:y="20.141cm" svg:viewBox="0 0 6137 667" draw:points="3069,667 0,667 0,0 6137,0 6137,667">
            <text:p/>
          </draw:polygon>
          <draw:path draw:style-name="gr3" draw:text-style-name="P3" draw:layer="layout" svg:width="0.311cm" svg:height="0.457cm" svg:x="1.437cm" svg:y="20.18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1.785cm" svg:y="20.185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2.594cm" svg:y="20.299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443cm" svg:y="20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3.751cm" svg:y="20.426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text-style-name="P3" draw:layer="layout" svg:width="0.157cm" svg:height="0.668cm" svg:x="4.099cm" svg:y="20.139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text-style-name="P3" draw:layer="layout" svg:width="0.47cm" svg:height="0.487cm" svg:x="4.312cm" svg:y="20.169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866cm" svg:y="20.56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132cm" svg:y="20.18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5.638cm" svg:y="20.16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139cm" svg:y="20.185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6.747cm" svg:y="20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7.329cm" svg:y="20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125cm" svg:y1="25.602cm" svg:x2="2.064cm" svg:y2="25.6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343cm" svg:y="24.767cm" svg:viewBox="0 0 9559 667" draw:points="4780,667 0,667 0,0 9559,0 9559,667">
            <text:p/>
          </draw:polygon>
          <draw:path draw:style-name="gr3" draw:text-style-name="P3" draw:layer="layout" svg:width="0.303cm" svg:height="0.307cm" svg:x="3.372cm" svg:y="24.9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696cm" svg:y="24.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057cm" svg:y="24.8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25cm" svg:y="24.8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692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99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332cm" svg:y="24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cm" svg:y="24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786cm" svg:y="24.9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089cm" svg:y="24.9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04cm" svg:y="24.8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674cm" svg:y="24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854cm" svg:y="24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191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78cm" svg:y="24.9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04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338cm" svg:y="24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598cm" svg:y="24.9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986cm" svg:y="24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2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691cm" svg:y="24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951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16cm" svg:y="24.7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744cm" svg:y="24.7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182cm" svg:y="24.8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692cm" svg:y="24.8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29cm" svg:y="24.7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68cm" svg:y="24.7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2" draw:text-style-name="P1" draw:layer="layout" svg:x1="1.27cm" svg:y1="30.734cm" svg:x2="2.794cm" svg:y2="30.734cm">
          <text:p/>
        </draw:line>
        <draw:line draw:style-name="gr12" draw:text-style-name="P1" draw:layer="layout" svg:x1="13.37cm" svg:y1="30.734cm" svg:x2="14.894cm" svg:y2="30.734cm">
          <text:p/>
        </draw:line>
        <draw:line draw:style-name="gr12" draw:text-style-name="P1" draw:layer="layout" svg:x1="24.47cm" svg:y1="30.734cm" svg:x2="25.994cm" svg:y2="30.7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77cm" svg:height="0.603cm" svg:x="0.49cm" svg:y="-8.573cm" svg:viewBox="0 0 7178 604" draw:points="3589,604 0,604 0,0 7178,0 7178,604">
            <text:p/>
          </draw:polygon>
          <draw:path draw:style-name="gr3" draw:text-style-name="P3" draw:layer="layout" svg:width="0.478cm" svg:height="0.457cm" svg:x="0.51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63cm" svg:y="-8.571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198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57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2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64cm" svg:y="-8.206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02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45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1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59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478cm" svg:height="0.457cm" svg:x="0.532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5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78cm" svg:y="-8.59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211cm" svg:y="-8.575cm" svg:viewBox="0 0 312 458" svg:d="M228 51c6-24 8-30 61-30 17 0 23 0 23-13 0-8-8-8-12-8-19 0-68 2-87 2-21 0-71-2-90-2-5 0-13 0-13 13 0 8 6 8 19 8 27 0 46 0 46 13 0 2 0 4-2 10l-89 362c-8 25-10 31-63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591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2.857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9cm" svg:y="-8.225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7cm" svg:y="-8.225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61cm" svg:y="-8.225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cm" svg:y="-8.18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05cm" svg:y="-8.413cm" svg:viewBox="0 0 331 304" svg:d="M2 272c-2 7-2 9-2 15 0 11 9 17 19 17 21 0 25-15 30-38 6-23 2-12 31-124 57 2 116 14 116 57 0 6 0 8-2 16-2 9-4 17-4 22 0 40 27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478cm" svg:height="0.457cm" svg:x="0.54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text-style-name="P3" draw:layer="layout" svg:width="0.396cm" svg:height="0.487cm" svg:x="1.793cm" svg:y="-8.571cm" svg:viewBox="0 0 397 488" svg:d="M397 8c0-4 0-8-6-8-3 0-5 0-13 9l-32 38c-17-30-52-47-95-47-86 0-167 78-167 158 0 55 36 85 70 95l72 19c25 5 61 17 61 72 0 59-53 123-120 123-44 0-118-15-118-99 0-15 4-32 4-36 2-2 2-3 2-3 0-8-6-8-8-8-3 0-5 0-7 2s-40 156-40 157c0 4 4 8 8 8 3 0 3-2 11-11l34-38c29 40 74 49 112 49 91 0 171-89 171-173 0-47-23-70-32-78-17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2.227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text-style-name="P3" draw:layer="layout" svg:width="0.079cm" svg:height="0.2cm" svg:x="2.60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3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94cm" svg:y="-8.206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33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3.876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7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45cm" svg:y="-8.17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cm" svg:height="0.303cm" svg:x="4.62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text-style-name="P3" draw:layer="layout" svg:width="0.079cm" svg:height="0.2cm" svg:x="5.03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5cm" svg:y="-8.571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text-style-name="P3" draw:layer="layout" svg:width="0.079cm" svg:height="0.2cm" svg:x="5.848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1cm" svg:y="-8.571cm" svg:viewBox="0 0 397 488" svg:d="M397 8c0-4 0-8-6-8-3 0-5 0-13 9l-32 38c-17-30-52-47-95-47-86 0-166 78-166 158 0 55 35 85 69 95l72 19c25 5 63 17 63 72 0 59-55 123-122 123-44 0-118-15-118-99 0-15 4-32 4-36 2-2 2-3 2-3 0-8-4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463cm" svg:height="0.601cm" svg:x="6.566cm" svg:y="-8.571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85cm" svg:y="-8.556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</draw:g>
        <draw:custom-shape draw:style-name="gr13" draw:text-style-name="P8" draw:layer="layout" svg:width="14.732cm" svg:height="2.778cm" svg:x="0.762cm" svg:y="21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\pmb{u \leftarrow E_{\kappa}^{-1}(RAND)}$§svg§600§TRUE§</svg:desc>
          <draw:polygon draw:style-name="gr4" draw:text-style-name="P4" draw:layer="layout" svg:width="5.397cm" svg:height="0.729cm" svg:x="1.27cm" svg:y="21.824cm" svg:viewBox="0 0 5398 730" draw:points="2700,730 0,730 0,0 5398,0 5398,730">
            <text:p/>
          </draw:polygon>
          <draw:path draw:style-name="gr3" draw:text-style-name="P3" draw:layer="layout" svg:width="0.345cm" svg:height="0.303cm" svg:x="1.289cm" svg:y="22.0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874cm" svg:y="22.04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712cm" svg:y="21.93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267cm" svg:y="22.014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683cm" svg:y="21.831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.214cm" svg:y="22.344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4cm" svg:y="21.884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219cm" svg:y="21.92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726cm" svg:y="21.907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5.228cm" svg:y="21.92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836cm" svg:y="21.92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417cm" svg:y="21.884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304cm" svg:y="22.07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889cm" svg:y="22.02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727cm" svg:y="21.913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282cm" svg:y="21.995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698cm" svg:y="21.814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.229cm" svg:y="22.325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4.014cm" svg:y="21.865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234cm" svg:y="21.90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741cm" svg:y="21.888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243cm" svg:y="21.90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851cm" svg:y="21.90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43cm" svg:y="21.865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319cm" svg:y="22.0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903cm" svg:y="22.04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743cm" svg:y="21.9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297cm" svg:y="22.014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713cm" svg:y="21.831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.242cm" svg:y="22.344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4.029cm" svg:y="21.884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249cm" svg:y="21.92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757cm" svg:y="21.907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258cm" svg:y="21.92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866cm" svg:y="21.92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446cm" svg:y="21.884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textbf{verify} $\pmb{XSQN = u_{SQN}}$§svg§600§TRUE§</svg:desc>
          <draw:polygon draw:style-name="gr4" draw:text-style-name="P4" draw:layer="layout" svg:width="6.828cm" svg:height="0.664cm" svg:x="2.039cm" svg:y="22.661cm" svg:viewBox="0 0 6829 665" draw:points="3415,665 0,665 0,0 6829,0 6829,665">
            <text:p/>
          </draw:polygon>
          <draw:path draw:style-name="gr3" draw:text-style-name="P3" draw:layer="layout" svg:width="0.371cm" svg:height="0.299cm" svg:x="2.056cm" svg:y="22.838cm" svg:viewBox="0 0 372 300" svg:d="M323 46c4-10 6-14 49-14v-32c-17 2-36 2-53 2s-47-2-61-2v32c12 0 33 2 33 8 0 0-2 2-4 8l-78 167-85-183h36v-32c-23 2-82 2-84 2-19 0-49-2-76-2v32h44l116 253c9 15 17 15 26 15 12 0 17-2 25-15z">
            <text:p/>
          </draw:path>
          <draw:path draw:style-name="gr3" draw:text-style-name="P3" draw:layer="layout" svg:width="0.309cm" svg:height="0.307cm" svg:x="2.444cm" svg:y="22.832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.797cm" svg:y="22.834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161cm" svg:height="0.465cm" svg:x="3.118cm" svg:y="22.671cm" svg:viewBox="0 0 162 466" svg:d="M120 163l-118 6v32c40 0 46 0 46 27v207h-48v31c21 0 53-2 82-2 21 0 55 2 80 2v-31h-42zM127 53c0-30-24-53-53-53-30 0-53 23-53 53 0 29 23 52 53 52 29 0 53-23 53-52z">
            <text:p/>
          </draw:path>
          <draw:path draw:style-name="gr3" draw:text-style-name="P3" draw:layer="layout" svg:width="0.265cm" svg:height="0.468cm" svg:x="3.327cm" svg:y="22.667cm" svg:viewBox="0 0 266 469" svg:d="M51 171h-51v32h51v234h-47v32c25 0 53-2 85-2 25 0 69 0 93 2v-32h-58v-234h76v-32h-80v-66c0-75 51-80 66-80 4 0 8 0 12 0-10 7-16 21-16 34 0 28 25 42 42 42 19 0 42-16 42-42 0-29-25-59-78-59-64 0-137 29-137 105z">
            <text:p/>
          </draw:path>
          <draw:path draw:style-name="gr3" draw:text-style-name="P3" draw:layer="layout" svg:width="0.373cm" svg:height="0.43cm" svg:x="3.548cm" svg:y="22.838cm" svg:viewBox="0 0 374 431" svg:d="M325 46c4-10 6-14 49-14v-32c-15 2-36 2-53 2s-47-2-61-2v32c2 0 33 0 33 8l-4 8-78 165-86-181h37v-32c-21 2-82 2-82 2-19 0-50-2-78-2v32h44l125 266-15 33c-15 32-36 78-84 78-9 0-11-2-17-4 8-2 23-12 23-34 0-23-17-40-40-40-19 0-38 13-38 40 0 34 32 60 72 60 52 0 90-41 109-79z">
            <text:p/>
          </draw:path>
          <draw:path draw:style-name="gr3" draw:text-style-name="P3" draw:layer="layout" svg:width="0.552cm" svg:height="0.457cm" svg:x="4.16cm" svg:y="22.678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779cm" svg:y="22.663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5.224cm" svg:y="22.663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5.742cm" svg:y="22.67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6.548cm" svg:y="22.88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7.232cm" svg:y="22.8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7.629cm" svg:y="22.906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979cm" svg:y="22.906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9 4-28 10-45 10-8 0-25 0-25-19 0-17 19-34 40-34 17 0 28 7 30 43z">
            <text:p/>
          </draw:path>
          <draw:path draw:style-name="gr3" draw:text-style-name="P3" draw:layer="layout" svg:width="0.417cm" svg:height="0.32cm" svg:x="8.397cm" svg:y="22.916cm" svg:viewBox="0 0 418 321" svg:d="M359 51c6-17 13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552cm" svg:height="0.457cm" svg:x="4.175cm" svg:y="22.659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794cm" svg:y="22.644cm" svg:viewBox="0 0 397 488" svg:d="M397 8c0-4 0-8-6-8-3 0-5 0-13 10l-32 38c-17-31-51-48-95-48-86 0-165 78-165 158 0 55 34 85 68 95l72 19c25 5 63 17 63 72 0 59-55 123-122 123-43 0-118-15-118-98 0-16 4-33 4-36 2-2 2-4 2-4 0-8-4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5.239cm" svg:y="22.644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5.758cm" svg:y="22.65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6.561cm" svg:y="22.8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7.247cm" svg:y="22.821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7.644cm" svg:y="22.887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994cm" svg:y="22.887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text-style-name="P3" draw:layer="layout" svg:width="0.417cm" svg:height="0.32cm" svg:x="8.412cm" svg:y="22.897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552cm" svg:height="0.457cm" svg:x="4.188cm" svg:y="22.678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4.809cm" svg:y="22.663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text-style-name="P3" draw:layer="layout" svg:width="0.463cm" svg:height="0.601cm" svg:x="5.254cm" svg:y="22.663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5.773cm" svg:y="22.67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446cm" svg:height="0.157cm" svg:x="6.576cm" svg:y="22.88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7.262cm" svg:y="22.8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7.658cm" svg:y="22.906cm" svg:viewBox="0 0 298 340" svg:d="M298 6c0-2-2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8.007cm" svg:y="22.906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text-style-name="P3" draw:layer="layout" svg:width="0.417cm" svg:height="0.32cm" svg:x="8.427cm" svg:y="22.916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g>
          <svg:title>TexMaths</svg:title>
          <svg:desc>19§latex§\textbf{update} $\pmb{P_{new} \leftarrow u_{p'}}$§svg§600§TRUE§</svg:desc>
          <draw:polygon draw:style-name="gr4" draw:text-style-name="P4" draw:layer="layout" svg:width="5.821cm" svg:height="0.664cm" svg:x="1.336cm" svg:y="23.433cm" svg:viewBox="0 0 5822 665" draw:points="2911,665 0,665 0,0 5822,0 5822,665">
            <text:p/>
          </draw:polygon>
          <draw:path draw:style-name="gr3" draw:text-style-name="P3" draw:layer="layout" svg:width="0.381cm" svg:height="0.305cm" svg:x="1.366cm" svg:y="23.606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text-style-name="P3" draw:layer="layout" svg:width="0.377cm" svg:height="0.43cm" svg:x="1.786cm" svg:y="23.606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text-style-name="P3" draw:layer="layout" svg:width="0.377cm" svg:height="0.468cm" svg:x="2.233cm" svg:y="23.442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text-style-name="P3" draw:layer="layout" svg:width="0.352cm" svg:height="0.307cm" svg:x="2.655cm" svg:y="23.604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text-style-name="P3" draw:layer="layout" svg:width="0.242cm" svg:height="0.428cm" svg:x="3.018cm" svg:y="23.482cm" svg:viewBox="0 0 243 429" svg:d="M55 160v184c0 72 59 85 107 85 51 0 81-38 81-87v-34h-32v34c0 46-21 61-40 61-40 0-40-42-40-59v-184h99v-33h-99v-127h-30c-2 67-34 133-101 135v25z">
            <text:p/>
          </draw:path>
          <draw:path draw:style-name="gr3" draw:text-style-name="P3" draw:layer="layout" svg:width="0.309cm" svg:height="0.307cm" svg:x="3.324cm" svg:y="23.604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478cm" svg:height="0.457cm" svg:x="3.873cm" svg:y="23.4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295cm" svg:y="23.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633cm" svg:y="23.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876cm" svg:y="23.8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511cm" svg:y="23.56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345cm" svg:y="23.612cm" svg:viewBox="0 0 346 304" svg:d="M215 260c7 27 32 44 61 44 22 0 38-15 49-36 11-25 21-67 21-67 0-7-8-7-10-7-5 0-7 4-9 13-8 36-21 82-50 82-13 0-20-8-20-31 0-15 7-45 13-70l19-72c2-10 9-36 11-46 4-15 10-40 10-45 0-12-10-17-19-17-4 0-21 0-27 22-13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706cm" svg:y="23.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012cm" svg:y="23.686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888cm" svg:y="23.431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31cm" svg:y="23.781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648cm" svg:y="23.78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891cm" svg:y="23.781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526cm" svg:y="23.54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36cm" svg:y="23.593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721cm" svg:y="23.78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027cm" svg:y="23.66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78cm" svg:height="0.457cm" svg:x="3.901cm" svg:y="23.4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4.325cm" svg:y="23.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663cm" svg:y="23.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4.906cm" svg:y="23.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541cm" svg:y="23.56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45cm" svg:height="0.303cm" svg:x="6.373cm" svg:y="23.612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6.734cm" svg:y="23.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04cm" svg:y="23.686cm" svg:viewBox="0 0 95 177" svg:d="M91 32c0 0 4-7 4-13 0-11-11-19-21-19-15 0-19 11-21 15l-51 147c-2 3-2 5-2 5 0 6 15 10 15 10 2 0 4-2 6-6z">
            <text:p/>
          </draw:path>
        </draw:g>
        <draw:custom-shape draw:style-name="gr14" draw:text-style-name="P8" draw:layer="layout" svg:width="7.112cm" svg:height="1.162cm" svg:x="10.63cm" svg:y="26.0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828cm" svg:y="26.334cm" svg:viewBox="0 0 6764 593" draw:points="3382,593 0,593 0,0 6764,0 6764,593">
            <text:p/>
          </draw:polygon>
          <draw:path draw:style-name="gr3" draw:text-style-name="P3" draw:layer="layout" svg:width="0.328cm" svg:height="0.295cm" svg:x="10.841cm" svg:y="26.5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18cm" svg:y="26.4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476cm" svg:y="26.5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738cm" svg:y="26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1.924cm" svg:y="26.3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118cm" svg:y="26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713cm" svg:y="26.3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152cm" svg:y="26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661cm" svg:y="26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201cm" svg:y="26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835cm" svg:y="26.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517cm" svg:y="26.3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131cm" svg:y="26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638cm" svg:y="26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178cm" svg:y="26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line draw:style-name="gr15" draw:text-style-name="P5" draw:layer="layout" svg:x1="2.064cm" svg:y1="28.456cm" svg:x2="14.125cm" svg:y2="28.456cm">
          <text:p/>
        </draw:line>
        <draw:g>
          <svg:title>TexMaths</svg:title>
          <svg:desc>19§latex§encrypted with CK§svg§600§TRUE§</svg:desc>
          <draw:polygon draw:style-name="gr4" draw:text-style-name="P4" draw:layer="layout" svg:width="5.604cm" svg:height="0.592cm" svg:x="5.283cm" svg:y="27.634cm" svg:viewBox="0 0 5605 593" draw:points="2803,593 0,593 0,0 5605,0 5605,593">
            <text:p/>
          </draw:polygon>
          <draw:path draw:style-name="gr3" draw:text-style-name="P3" draw:layer="layout" svg:width="0.259cm" svg:height="0.307cm" svg:x="5.302cm" svg:y="27.7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6cm" svg:y="27.8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56cm" svg:height="0.307cm" svg:x="5.971cm" svg:y="27.79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25cm" svg:height="0.295cm" svg:x="6.263cm" svg:y="27.80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328cm" svg:height="0.427cm" svg:x="6.518cm" svg:y="27.8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3cm" svg:height="0.427cm" svg:x="6.875cm" svg:y="27.801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1cm" svg:height="0.419cm" svg:x="7.238cm" svg:y="27.68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59cm" svg:height="0.307cm" svg:x="7.502cm" svg:y="27.7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7.802cm" svg:y="27.63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459cm" svg:height="0.295cm" svg:x="8.384cm" svg:y="27.808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8cm" svg:x="8.874cm" svg:y="27.6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9.051cm" svg:y="27.685cm" svg:viewBox="0 0 211 420" svg:d="M105 144h95v-20h-95v-124h-18c-2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9.317cm" svg:y="27.63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408cm" svg:height="0.487cm" svg:x="9.925cm" svg:y="27.624cm" svg:viewBox="0 0 409 488" svg:d="M0 243c0 139 108 245 234 245 108 0 175-95 175-171 0-7 0-11-10-11-6 0-6 4-8 10-5 96-76 152-150 152-40 0-173-23-173-225 0-199 131-222 173-222 72 0 133 61 147 160 0 7 0 11 9 11 11 0 12-4 12-17v-160c0-11-1-15-8-15-2 0-6 0-11 8l-33 49c-25-23-59-57-123-57-126 0-234 106-234 243z">
            <text:p/>
          </draw:path>
          <draw:path draw:style-name="gr3" draw:text-style-name="P3" draw:layer="layout" svg:width="0.47cm" svg:height="0.457cm" svg:x="10.39cm" svg:y="27.639cm" svg:viewBox="0 0 471 458" svg:d="M245 177l122-116c5-6 41-40 95-40v-21c-17 2-38 2-57 2-25 0-63 0-86-2v21c27 0 33 15 33 23 0 9-8 17-14 21l-209 201v-213c0-24 0-32 53-32h16v-21c-23 2-73 2-99 2-25 0-76 0-99-2v21h15c53 0 53 8 53 32v354c0 23 0 30-53 30h-15v21c23-2 72-2 99-2 24 0 76 0 99 2v-21h-16c-53 0-53-7-53-30v-118l78-74 122 180c3 6 9 14 9 23 0 19-26 19-40 19v21c23-2 71-2 95-2 25 0 50 0 78 2v-21c-36 0-49-2-70-32z">
            <text:p/>
          </draw:path>
        </draw:g>
        <draw:g>
          <svg:title>TexMaths</svg:title>
          <svg:desc>19§latex§authenticity protected with IK§svg§600§TRUE§</svg:desc>
          <draw:polygon draw:style-name="gr4" draw:text-style-name="P4" draw:layer="layout" svg:width="8.95cm" svg:height="0.592cm" svg:x="4.085cm" svg:y="28.727cm" svg:viewBox="0 0 8951 593" draw:points="4475,593 0,593 0,0 8951,0 8951,593">
            <text:p/>
          </draw:polygon>
          <draw:path draw:style-name="gr3" draw:text-style-name="P3" draw:layer="layout" svg:width="0.303cm" svg:height="0.307cm" svg:x="4.114cm" svg:y="28.8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text-style-name="P3" draw:layer="layout" svg:width="0.337cm" svg:height="0.303cm" svg:x="4.438cm" svg:y="28.89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21cm" svg:height="0.419cm" svg:x="4.799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5.067cm" svg:y="28.7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59cm" svg:height="0.307cm" svg:x="5.434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732cm" svg:y="28.89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cm" svg:height="0.419cm" svg:x="6.074cm" svg:y="28.7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143cm" svg:height="0.447cm" svg:x="6.342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56cm" svg:height="0.307cm" svg:x="6.528cm" svg:y="28.8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143cm" svg:height="0.447cm" svg:x="6.823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7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28cm" svg:height="0.426cm" svg:x="7.239cm" svg:y="28.90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33cm" svg:height="0.426cm" svg:x="7.819cm" svg:y="28.894cm" svg:viewBox="0 0 331 427" svg:d="M97 44v-44l-97 8v20c48 0 53 4 53 33v315c0 30-7 30-53 30v21c23-2 57-3 76-3 17 0 51 1 76 3v-21c-46 0-53 0-53-30v-114-6c4 12 32 48 82 48 79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25cm" svg:height="0.295cm" svg:x="8.189cm" svg:y="28.89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97cm" svg:height="0.307cm" svg:x="8.449cm" svg:y="28.89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text-style-name="P3" draw:layer="layout" svg:width="0.21cm" svg:height="0.419cm" svg:x="8.776cm" svg:y="28.7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9.04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56cm" svg:height="0.307cm" svg:x="9.34cm" svg:y="28.8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21cm" svg:height="0.419cm" svg:x="9.625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259cm" svg:height="0.307cm" svg:x="9.891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10.19cm" svg:y="28.725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459cm" svg:height="0.295cm" svg:x="10.771cm" svg:y="28.90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143cm" svg:height="0.447cm" svg:x="11.261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cm" svg:height="0.419cm" svg:x="11.438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text-style-name="P3" draw:layer="layout" svg:width="0.337cm" svg:height="0.464cm" svg:x="11.706cm" svg:y="28.7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text-style-name="P3" draw:layer="layout" svg:width="0.204cm" svg:height="0.457cm" svg:x="12.295cm" svg:y="28.733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47cm" svg:height="0.457cm" svg:x="12.538cm" svg:y="28.733cm" svg:viewBox="0 0 471 458" svg:d="M245 177l122-116c5-6 42-40 95-40v-21c-17 2-38 2-57 2-25 0-63 0-86-2v21c27 0 33 15 33 23 0 9-8 17-14 21l-209 201v-213c0-25 0-32 53-32h16v-21c-23 2-73 2-99 2-25 0-76 0-99-2v21h15c53 0 53 7 53 32v353c0 23 0 31-53 31h-15v21c23-2 72-2 99-2 25 0 76 0 99 2v-21h-16c-53 0-53-8-53-31v-117l78-74 122 180c4 6 9 13 9 23 0 19-26 19-40 19v21c23-2 71-2 95-2 25 0 50 0 78 2v-21c-36 0-49-2-70-32z">
            <text:p/>
          </draw:path>
        </draw:g>
        <draw:custom-shape draw:style-name="gr16" draw:text-style-name="P8" draw:layer="layout" svg:width="18.316cm" svg:height="6.35cm" svg:x="9.37cm" svg:y="3.5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text-style-name="P4" draw:layer="layout" svg:width="10.829cm" svg:height="0.666cm" svg:x="9.981cm" svg:y="3.774cm" svg:viewBox="0 0 10830 667" draw:points="5415,667 0,667 0,0 10830,0 10830,667">
            <text:p/>
          </draw:polygon>
          <draw:path draw:style-name="gr3" draw:text-style-name="P3" draw:layer="layout" svg:width="0.67cm" svg:height="0.457cm" svg:x="10.01cm" svg:y="3.8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0.722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11.231cm" svg:y="3.8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11.944cm" svg:y="3.9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2.793cm" svg:y="3.8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13.135cm" svg:y="4.063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13.561cm" svg:y="3.7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3.773cm" svg:y="3.8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text-style-name="P3" draw:layer="layout" svg:width="0.079cm" svg:height="0.2cm" svg:x="14.328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4.602cm" svg:y="3.8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5.046cm" svg:y="3.8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5.565cm" svg:y="3.8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079cm" svg:height="0.2cm" svg:x="16.167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6.428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6.933cm" svg:y="3.8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476cm" svg:height="0.455cm" svg:x="17.648cm" svg:y="3.8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8.126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8.392cm" svg:y="3.8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8.898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9.401cm" svg:y="3.8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20.009cm" svg:y="3.8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20.589cm" svg:y="3.7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text-style-name="P4" draw:layer="layout" svg:width="7.381cm" svg:height="0.666cm" svg:x="9.792cm" svg:y="4.653cm" svg:viewBox="0 0 7382 667" draw:points="3692,667 0,667 0,0 7382,0 7382,667">
            <text:p/>
          </draw:polygon>
          <draw:path draw:style-name="gr3" draw:text-style-name="P3" draw:layer="layout" svg:width="0.552cm" svg:height="0.457cm" svg:x="9.809cm" svg:y="4.6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0.423cm" svg:y="4.6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0.932cm" svg:y="4.6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1.47cm" svg:y="4.6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12.104cm" svg:y="4.8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954cm" svg:y="4.6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08cm" svg:height="0.311cm" svg:x="13.273cm" svg:y="4.9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13.721cm" svg:y="4.6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934cm" svg:y="4.6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4.489cm" svg:y="5.0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4.755cm" svg:y="4.6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5.261cm" svg:y="4.6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762cm" svg:y="4.6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37cm" svg:y="4.6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952cm" svg:y="4.6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text-style-name="P4" draw:layer="layout" svg:width="6.427cm" svg:height="0.666cm" svg:x="9.822cm" svg:y="5.494cm" svg:viewBox="0 0 6428 667" draw:points="3215,667 0,667 0,0 6428,0 6428,667">
            <text:p/>
          </draw:polygon>
          <draw:path draw:style-name="gr3" draw:text-style-name="P3" draw:layer="layout" svg:width="0.476cm" svg:height="0.487cm" svg:x="9.856cm" svg:y="5.5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0.371cm" svg:y="5.5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181cm" svg:y="5.6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03cm" svg:y="5.5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2.345cm" svg:y="5.7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2.798cm" svg:y="5.4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01cm" svg:y="5.5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3.565cm" svg:y="5.9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3.831cm" svg:y="5.5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337cm" svg:y="5.5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838cm" svg:y="5.5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5.446cm" svg:y="5.5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028cm" svg:y="5.4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text-style-name="P4" draw:layer="layout" svg:width="6.248cm" svg:height="0.666cm" svg:x="9.789cm" svg:y="6.396cm" svg:viewBox="0 0 6249 667" draw:points="3125,667 0,667 0,0 6249,0 6249,667">
            <text:p/>
          </draw:polygon>
          <draw:path draw:style-name="gr3" draw:text-style-name="P3" draw:layer="layout" svg:width="0.311cm" svg:height="0.457cm" svg:x="9.812cm" svg:y="6.4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0.159cm" svg:y="6.44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10.969cm" svg:y="6.5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33cm" svg:height="0.609cm" svg:x="11.818cm" svg:y="6.42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12.126cm" svg:y="6.681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text-style-name="P3" draw:layer="layout" svg:width="0.157cm" svg:height="0.668cm" svg:x="12.586cm" svg:y="6.3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2.799cm" svg:y="6.424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3.353cm" svg:y="6.824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3.619cm" svg:y="6.4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4.125cm" svg:y="6.417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626cm" svg:y="6.4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5.234cm" svg:y="6.4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15.816cm" svg:y="6.39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9.689cm" svg:y="7.296cm" svg:viewBox="0 0 6403 667" draw:points="3202,667 0,667 0,0 6403,0 6403,667">
            <text:p/>
          </draw:polygon>
          <draw:path draw:style-name="gr3" draw:text-style-name="P3" draw:layer="layout" svg:width="0.459cm" svg:height="0.48cm" svg:x="9.712cm" svg:y="7.31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0.213cm" svg:y="7.34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023cm" svg:y="7.45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1.872cm" svg:y="7.32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12.191cm" svg:y="7.58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12.64cm" svg:y="7.2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2.853cm" svg:y="7.32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13.407cm" svg:y="7.7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3.673cm" svg:y="7.34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179cm" svg:y="7.317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68cm" svg:y="7.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5.288cm" svg:y="7.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15.87cm" svg:y="7.29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text-style-name="P4" draw:layer="layout" svg:width="7.593cm" svg:height="0.655cm" svg:x="9.718cm" svg:y="9.004cm" svg:viewBox="0 0 7594 656" draw:points="3796,656 0,656 0,0 7594,0 7594,656">
            <text:p/>
          </draw:polygon>
          <draw:path draw:style-name="gr3" draw:text-style-name="P3" draw:layer="layout" svg:width="0.337cm" svg:height="0.303cm" svg:x="9.739cm" svg:y="9.1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10.106cm" svg:y="9.17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0.499cm" svg:y="9.002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text-style-name="P3" draw:layer="layout" svg:width="0.303cm" svg:height="0.307cm" svg:x="10.873cm" svg:y="9.16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11.19cm" svg:y="9.055cm" svg:viewBox="0 0 211 420" svg:d="M104 144h95v-20h-95v-124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1.455cm" svg:y="9.16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1.99cm" svg:y="9.171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97cm" svg:height="0.339cm" svg:x="12.302cm" svg:y="9.237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356cm" svg:height="0.421cm" svg:x="12.651cm" svg:y="9.237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text-style-name="P3" draw:layer="layout" svg:width="0.417cm" svg:height="0.32cm" svg:x="13.069cm" svg:y="9.247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text-style-name="P3" draw:layer="layout" svg:width="0.594cm" svg:height="0.349cm" svg:x="13.771cm" svg:y="9.1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96cm" svg:height="0.487cm" svg:x="14.618cm" svg:y="8.994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5.062cm" svg:y="8.994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5.581cm" svg:y="9.00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445cm" svg:height="0.446cm" svg:x="16.349cm" svg:y="9.076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21cm" svg:height="0.446cm" svg:x="17.037cm" svg:y="9.021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text-style-name="P4" draw:layer="layout" svg:width="11.135cm" svg:height="0.666cm" svg:x="9.69cm" svg:y="8.198cm" svg:viewBox="0 0 11136 667" draw:points="5569,667 0,667 0,0 11136,0 11136,667">
            <text:p/>
          </draw:polygon>
          <draw:path draw:style-name="gr3" draw:text-style-name="P3" draw:layer="layout" svg:width="0.459cm" svg:height="0.48cm" svg:x="9.713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10.233cm" svg:y="8.242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0.731cm" svg:y="8.245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1.223cm" svg:y="8.2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12.027cm" svg:y="8.35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149cm" svg:height="0.668cm" svg:x="12.914cm" svg:y="8.196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396cm" svg:height="0.487cm" svg:x="13.135cm" svg:y="8.22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3.579cm" svg:y="8.226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4.1cm" svg:y="8.2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446cm" svg:x="14.866cm" svg:y="8.308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5.517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6.019cm" svg:y="8.24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6.627cm" svg:y="8.6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6.889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7.393cm" svg:y="8.2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76cm" svg:height="0.455cm" svg:x="18.109cm" svg:y="8.244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8.586cm" svg:y="8.6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67cm" svg:height="0.457cm" svg:x="18.854cm" svg:y="8.2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9.566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20.075cm" svg:y="8.226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149cm" svg:height="0.668cm" svg:x="20.602cm" svg:y="8.196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7" draw:text-style-name="P9" draw:layer="layout" svg:width="2.893cm" svg:height="0.962cm" svg:x="14.379cm" svg:y="11.938cm">
          <draw:text-box>
            <text:p><text:span text:style-name="T1">BOX B</text:span></text:p>
          </draw:text-box>
        </draw:frame>
        <draw:frame draw:style-name="gr17" draw:text-style-name="P9" draw:layer="layout" svg:width="2.893cm" svg:height="0.962cm" svg:x="24.58cm" svg:y="3.738cm">
          <draw:text-box>
            <text:p><text:span text:style-name="T1">BOX A</text:span></text:p>
          </draw:text-box>
        </draw:frame>
        <draw:g>
          <svg:title>TexMaths</svg:title>
          <svg:desc>19§latex§$\pmb{RAND  \leftarrow  E_{\kappa}\left(u = \left(p',SQN\right)\right) }$§svg§600§TRUE§</svg:desc>
          <draw:polygon draw:style-name="gr4" draw:text-style-name="P4" draw:layer="layout" svg:width="8.914cm" svg:height="0.687cm" svg:x="13.116cm" svg:y="2.464cm" svg:viewBox="0 0 8915 688" draw:points="4458,688 0,688 0,0 8915,0 8915,688">
            <text:p/>
          </draw:polygon>
          <draw:path draw:style-name="gr3" draw:text-style-name="P3" draw:layer="layout" svg:width="0.478cm" svg:height="0.472cm" svg:x="13.143cm" svg:y="2.52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65cm" svg:y="2.50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152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76cm" svg:y="2.52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525cm" svg:y="2.64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363cm" svg:y="2.529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865cm" svg:y="2.87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353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566cm" svg:y="2.688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149cm" svg:y="2.7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883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9.054cm" svg:y="2.688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432cm" svg:y="2.47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9.654cm" svg:y="2.91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19.928cm" svg:y="2.513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372cm" svg:y="2.51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893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512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778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478cm" svg:height="0.472cm" svg:x="13.158cm" svg:y="2.51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665cm" svg:y="2.48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167cm" svg:y="2.5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775cm" svg:y="2.5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54cm" svg:y="2.62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378cm" svg:y="2.511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88cm" svg:y="2.85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368cm" svg:y="2.464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581cm" svg:y="2.669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164cm" svg:y="2.72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896cm" svg:y="2.464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9.069cm" svg:y="2.669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447cm" svg:y="2.462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cm" svg:x="19.669cm" svg:y="2.89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8cm" svg:x="19.943cm" svg:y="2.494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387cm" svg:y="2.494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906cm" svg:y="2.5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526cm" svg:y="2.464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793cm" svg:y="2.464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478cm" svg:height="0.472cm" svg:x="13.173cm" svg:y="2.52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text-style-name="P3" draw:layer="layout" svg:width="0.459cm" svg:height="0.48cm" svg:x="13.678cm" svg:y="2.50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4.182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79cm" svg:y="2.52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594cm" svg:height="0.349cm" svg:x="15.554cm" svg:y="2.64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16.394cm" svg:y="2.529cm" svg:viewBox="0 0 487 456" svg:d="M448 300c2-3 4-7 4-9s0-8-7-8c-6 0-8 4-10 8-44 99-68 144-182 144h-97c-10 0-12 0-15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256cm" svg:height="0.212cm" svg:x="16.893cm" svg:y="2.87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17.382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5cm" svg:height="0.303cm" svg:x="17.596cm" svg:y="2.688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446cm" svg:height="0.157cm" svg:x="18.18cm" svg:y="2.7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8.911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49cm" svg:height="0.427cm" svg:x="19.084cm" svg:y="2.688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9.462cm" svg:y="2.47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cm" svg:x="19.684cm" svg:y="2.91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8cm" svg:x="19.958cm" svg:y="2.513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0.403cm" svg:y="2.513cm" svg:viewBox="0 0 464 603" svg:d="M260 468c105-38 204-158 204-287 0-109-73-181-171-181-145 0-293 152-293 308 0 112 74 179 171 179 17 0 40-2 67-10-4 42-4 44-4 51 0 21 0 75 57 75 80 0 112-124 112-130 0-5-6-7-8-7-5 0-7 4-7 7-17 48-55 65-80 65-31 0-40-19-48-70zM135 464c-53-21-76-74-76-135 0-46 17-141 68-213 50-68 112-99 162-99 66 0 116 51 116 143 0 66-34 222-148 285-2-23-10-72-59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20.921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57cm" svg:height="0.668cm" svg:x="21.541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text-style-name="P3" draw:layer="layout" svg:width="0.157cm" svg:height="0.668cm" svg:x="21.809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17T00:15:12.492534140</dc:date>
    <meta:editing-duration>PT2H3M42S</meta:editing-duration>
    <meta:editing-cycles>5</meta:editing-cycles>
    <meta:generator>LibreOffice/5.1.6.2$Linux_X86_64 LibreOffice_project/10m0$Build-2</meta:generator>
    <meta:document-statistic meta:object-count="1161"/>
  </office:meta>
</office:document-meta>
</file>